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</style:style>
    <style:style style:name="P2" style:parent-style-name="Normal" style:family="paragraph">
      <style:paragraph-properties fo:text-align="start" fo:text-indent="0in"/>
    </style:style>
    <style:style style:name="P3" style:parent-style-name="Normal" style:family="paragraph">
      <style:paragraph-properties fo:text-align="start" fo:text-indent="0in"/>
    </style:style>
    <style:style style:name="P4" style:parent-style-name="Normal" style:family="paragraph">
      <style:paragraph-properties fo:text-align="start" fo:text-indent="0in"/>
    </style:style>
    <style:style style:name="P5" style:parent-style-name="Normal" style:family="paragraph">
      <style:paragraph-properties fo:text-align="start" fo:text-indent="0in"/>
    </style:style>
    <style:style style:name="P6" style:parent-style-name="Normal" style:family="paragraph">
      <style:paragraph-properties fo:text-align="start" fo:text-indent="0in"/>
    </style:style>
    <style:style style:name="P7" style:parent-style-name="Normal" style:family="paragraph">
      <style:paragraph-properties fo:text-align="start" fo:text-indent="0in"/>
    </style:style>
    <style:style style:name="P8" style:parent-style-name="Normal" style:family="paragraph">
      <style:paragraph-properties fo:text-align="start" fo:text-indent="0in"/>
    </style:style>
    <style:style style:name="P9" style:parent-style-name="Normal" style:family="paragraph">
      <style:paragraph-properties fo:text-align="start" fo:text-indent="0in"/>
    </style:style>
    <style:style style:name="P10" style:parent-style-name="Normal" style:family="paragraph">
      <style:paragraph-properties fo:text-align="start" fo:text-indent="0in"/>
    </style:style>
    <style:style style:name="P11" style:parent-style-name="Normal" style:family="paragraph">
      <style:paragraph-properties fo:text-align="start" fo:text-indent="0in"/>
    </style:style>
    <style:style style:name="P12" style:parent-style-name="Normal" style:family="paragraph">
      <style:paragraph-properties fo:text-align="start" fo:text-indent="0in"/>
    </style:style>
    <style:style style:name="P13" style:parent-style-name="Normal" style:family="paragraph">
      <style:paragraph-properties fo:text-align="start" fo:text-indent="0in"/>
    </style:style>
    <style:style style:name="P14" style:parent-style-name="Normal" style:family="paragraph">
      <style:paragraph-properties fo:text-align="start" fo:text-indent="0in"/>
    </style:style>
    <style:style style:name="P15" style:parent-style-name="Normal" style:family="paragraph">
      <style:paragraph-properties fo:text-align="start" fo:text-indent="0in"/>
    </style:style>
    <style:style style:name="P16" style:parent-style-name="Normal" style:family="paragraph">
      <style:paragraph-properties fo:text-align="start" fo:text-indent="0in"/>
    </style:style>
    <style:style style:name="P17" style:parent-style-name="Normal" style:family="paragraph">
      <style:paragraph-properties fo:text-align="start" fo:text-indent="0in"/>
    </style:style>
    <style:style style:name="P18" style:parent-style-name="Normal" style:family="paragraph">
      <style:paragraph-properties fo:text-align="start" fo:text-indent="0in"/>
    </style:style>
    <style:style style:name="P19" style:parent-style-name="Normal" style:family="paragraph">
      <style:paragraph-properties fo:text-align="start" fo:text-indent="0in"/>
    </style:style>
  </office:automatic-styles>
  <office:body>
    <office:text text:use-soft-page-breaks="true">
      <text:p text:style-name="P1">Cluster 1,<text:s/>„fälschlich“ zugeordneten<text:s/>withoutPCS:</text:p>
      <text:p text:style-name="P2">Nr. 13 – 44 Jahre, Schilddrüsenunterfunktion</text:p>
      <text:p text:style-name="P3">Nr. 18 – 28 Jahre, leichte bis mittelgradige Depression, Probleme still zu sitzen</text:p>
      <text:p text:style-name="P4">Nr. 30 – 29 Jahre, gerade Doktorarbeitverteidigt, noch sehr unruhig deswegen</text:p>
      <text:p text:style-name="P5">Nr. 33 – 41 Jahre, Schilddrüsenunterfunktion, Schlafapnoe-Syndrom, Borreliose, Tochter schläft mit im Bett</text:p>
      <text:p text:style-name="P6">Nr. 36 – 68 Jahre, Schilddrüse entfernt</text:p>
      <text:p text:style-name="P7">Nr. 39 – 43 Jahre</text:p>
      <text:p text:style-name="P8">Nr. 48 – 62 Jahre</text:p>
      <text:p text:style-name="P9">Nr. 51 – 48 Jahre, Hemiparese links, gab Konzentrationsprobleme vor Messung an</text:p>
      <text:p text:style-name="P10">Nr. 55 – 56 Jahre, Bluthochdruck</text:p>
      <text:p text:style-name="P11">Nr. 62 – 25 Jahre, Neurodermitis, Reizdarm, wiederholende milde depressive Episoden</text:p>
      <text:p text:style-name="P12">Nr. 67 – 77 Jahre, hatte Schwierigkeiten im nback</text:p>
      <text:p text:style-name="P13"/>
      <text:p text:style-name="P14">Cluster 2, „fälschlich“ zugeordneten withPCS:</text:p>
      <text:p text:style-name="P15">Nr. 16 – 28 Jahre</text:p>
      <text:p text:style-name="P16">Nr. 17 – 56 Jahre, Fibromyalgie, Diabetes mellitus Typ 1, Glaukom, Schilddrüsenunterfunktion, 2 starke Unterzuckerungen in 2 Nächten kurz vor Studie gehabt</text:p>
      <text:p text:style-name="P17">Nr. 22 – 56 Jahre</text:p>
      <text:p text:style-name="P18">Nr. 53 – 55 Jahre, 2017 Bruch OSG, seitdem chronische Schmerzen und nimmt leichtes Antidepressivum, wirkte trotz Schmerzen und wenig Schlaf sehr wach und konzentriert</text:p>
      <text:p text:style-name="P19">Nr. 65<text:s/>–<text:s/>42 Jahre, Long Covid von 2021-2022 (1 Jahr AU, kognitiv und körperlich sehr eingeschränkt), Schilddrüse entfernt/mit Medikation kontrolliert. Probandin in Gruppe withPCS, hat aber effektiv keie Long-Covid Symptome meh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4-27T07:53:00Z</meta:creation-date>
    <dc:date>2024-04-27T08:08:00Z</dc:date>
    <meta:template xlink:href="Normal.dotm" xlink:type="simple"/>
    <meta:editing-cycles>5</meta:editing-cycles>
    <meta:editing-duration>PT0S</meta:editing-duration>
    <meta:user-defined meta:name="GrammarlyDocumentId">7bdd90ad-447c-4abb-b7d2-c51fe1870ce3</meta:user-defined>
    <meta:document-statistic meta:page-count="1" meta:paragraph-count="20" meta:word-count="183" meta:character-count="1296" meta:row-count="24" meta:non-whitespace-character-count="1133"/>
  </office:meta>
</office:document-meta>
</file>